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000000200C4EE220402AFEE5A.png" manifest:media-type="image/png"/>
  <manifest:file-entry manifest:full-path="Pictures/100010C9000000000000000082802B7CE6F9B0D6.svg" manifest:media-type="image/svg+xml"/>
  <manifest:file-entry manifest:full-path="Pictures/100002010000064000000640D042F99BD329E18F.png" manifest:media-type="image/png"/>
  <manifest:file-entry manifest:full-path="Pictures/100002010000020000000200C684FEA0DF666F1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69a2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1cm" svg:height="7.11cm" svg:x="0.3cm" svg:y="0cm">
          <draw:image xlink:href="Pictures/100002010000020000000200C684FEA0DF666F19.png" xlink:type="simple" xlink:show="embed" xlink:actuate="onLoad" loext:mime-type="image/png">
            <text:p/>
          </draw:image>
        </draw:frame>
        <draw:frame draw:style-name="gr1" draw:text-style-name="P1" draw:layer="layout" svg:width="5.75cm" svg:height="5.75cm" svg:x="15.1cm" svg:y="0.6cm">
          <draw:image xlink:href="Pictures/100002010000064000000640D042F99BD329E18F.png" xlink:type="simple" xlink:show="embed" xlink:actuate="onLoad" loext:mime-type="image/png">
            <text:p/>
          </draw:image>
        </draw:frame>
        <draw:line draw:style-name="gr2" draw:text-style-name="P2" draw:layer="layout" svg:x1="7.41cm" svg:y1="2.244cm" svg:x2="15.5cm" svg:y2="2.244cm">
          <text:p/>
        </draw:line>
        <draw:line draw:style-name="gr3" draw:text-style-name="P2" draw:layer="layout" svg:x1="15.1cm" svg:y1="5.035cm" svg:x2="7.1cm" svg:y2="5.035cm">
          <text:p/>
        </draw:line>
        <draw:frame draw:style-name="gr4" draw:text-style-name="P4" draw:layer="layout" svg:width="3.7cm" svg:height="0.962cm" svg:x="2.9cm" svg:y="6.1cm">
          <draw:text-box>
            <text:p text:style-name="P3"><text:span text:style-name="T1">Cliente</text:span></text:p>
          </draw:text-box>
        </draw:frame>
        <draw:frame draw:style-name="gr4" draw:text-style-name="P4" draw:layer="layout" svg:width="3.7cm" svg:height="0.962cm" svg:x="16.4cm" svg:y="6.1cm">
          <draw:text-box>
            <text:p text:style-name="P3"><text:span text:style-name="T1">Servidor</text:span></text:p>
          </draw:text-box>
        </draw:frame>
        <draw:frame draw:style-name="gr1" draw:text-style-name="P1" draw:layer="layout" svg:width="1.475cm" svg:height="1.475cm" svg:x="10.525cm" svg:y="3.4cm">
          <draw:image xlink:href="Pictures/100010C9000000000000000082802B7CE6F9B0D6.svg" xlink:type="simple" xlink:show="embed" xlink:actuate="onLoad" loext:mime-type="image/svg+xml">
            <text:p/>
          </draw:image>
        </draw:frame>
        <draw:frame draw:style-name="gr5" draw:text-style-name="P5" draw:layer="layout" svg:width="3.694cm" svg:height="0.962cm" svg:x="9.6cm" svg:y="1.3cm">
          <draw:text-box>
            <text:p>URI + ação</text:p>
          </draw:text-box>
        </draw:frame>
        <draw:frame draw:style-name="gr5" draw:text-style-name="P5" draw:layer="layout" svg:width="2.614cm" svg:height="0.962cm" svg:x="10.286cm" svg:y="5.1cm">
          <draw:text-box>
            <text:p>recurso</text:p>
          </draw:text-box>
        </draw:frame>
        <draw:frame draw:style-name="gr1" draw:text-style-name="P1" draw:layer="layout" svg:width="1.8cm" svg:height="1.8cm" svg:x="10.5cm" svg:y="3.1cm">
          <draw:image xlink:href="Pictures/100002010000020000000200C4EE220402AFEE5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10-26T04:50:43.758150853</meta:creation-date>
    <dc:date>2020-10-26T05:20:34.044044057</dc:date>
    <dc:creator>Danilo Carvalho</dc:creator>
    <meta:editing-duration>PT29M48S</meta:editing-duration>
    <meta:editing-cycles>5</meta:editing-cycles>
    <meta:generator>LibreOffice/6.2.0.3$MacOSX_X86_64 LibreOffice_project/98c6a8a1c6c7b144ce3cc729e34964b47ce25d62</meta:generator>
    <meta:document-statistic meta:object-count="10"/>
  </office:meta>
</office:document-meta>
</file>